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3e0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3e0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3e0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3e0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3e0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3e0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3e0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3e0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3e0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3e0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3e0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3e0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3e0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3e0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3e0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3e0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3e0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gar Rafael  Vargas Marchá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9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antos Rafael  Vargas Dìa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242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9.6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4" meta:non-whitespace-character-count="1002"/>
    <meta:template xlink:type="simple" xlink:actuate="onRequest" xlink:title="Normal" xlink:href=""/>
  </office:meta>
</office:document-meta>
</file>